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4pt" svg:y="2.83pt">
            <loext:p draw:notify-on-update-of-ranges="Sheet1.A1:Sheet1.A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6.84pt" svg:y="391.86pt">
            <loext:p draw:notify-on-update-of-ranges="Sheet1.A35:Sheet1.A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42.84pt" svg:y="2.83pt">
            <loext:p draw:notify-on-update-of-ranges="Sheet1.J1:Sheet1.J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42.84pt" svg:y="430.27pt">
            <loext:p draw:notify-on-update-of-ranges="Sheet1.J35:Sheet1.J6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float" office:value="29.7553" calcext:value-type="float">
            <text:p>29.7553</text:p>
          </table:table-cell>
          <table:table-cell table:number-columns-repeated="8"/>
          <table:table-cell office:value-type="float" office:value="75.175" calcext:value-type="float">
            <text:p>75.175</text:p>
          </table:table-cell>
          <table:table-cell table:number-columns-repeated="7"/>
        </table:table-row>
        <table:table-row table:style-name="ro1">
          <table:table-cell office:value-type="float" office:value="-54.0393" calcext:value-type="float">
            <text:p>-54.0393</text:p>
          </table:table-cell>
          <table:table-cell table:number-columns-repeated="8"/>
          <table:table-cell office:value-type="float" office:value="50.1471" calcext:value-type="float">
            <text:p>50.1471</text:p>
          </table:table-cell>
          <table:table-cell table:number-columns-repeated="7"/>
        </table:table-row>
        <table:table-row table:style-name="ro1">
          <table:table-cell office:value-type="float" office:value="-78.4089" calcext:value-type="float">
            <text:p>-78.4089</text:p>
          </table:table-cell>
          <table:table-cell table:number-columns-repeated="8"/>
          <table:table-cell office:value-type="float" office:value="-43.4525" calcext:value-type="float">
            <text:p>-43.4525</text:p>
          </table:table-cell>
          <table:table-cell table:number-columns-repeated="7"/>
        </table:table-row>
        <table:table-row table:style-name="ro1">
          <table:table-cell office:value-type="float" office:value="-21.3828" calcext:value-type="float">
            <text:p>-21.3828</text:p>
          </table:table-cell>
          <table:table-cell table:number-columns-repeated="8"/>
          <table:table-cell office:value-type="float" office:value="-91.9476" calcext:value-type="float">
            <text:p>-91.9476</text:p>
          </table:table-cell>
          <table:table-cell table:number-columns-repeated="7"/>
        </table:table-row>
        <table:table-row table:style-name="ro1">
          <table:table-cell office:value-type="float" office:value="32.9327" calcext:value-type="float">
            <text:p>32.9327</text:p>
          </table:table-cell>
          <table:table-cell table:number-columns-repeated="8"/>
          <table:table-cell office:value-type="float" office:value="-27.8381" calcext:value-type="float">
            <text:p>-27.8381</text:p>
          </table:table-cell>
          <table:table-cell table:number-columns-repeated="7"/>
        </table:table-row>
        <table:table-row table:style-name="ro1">
          <table:table-cell office:value-type="float" office:value="28.0834" calcext:value-type="float">
            <text:p>28.0834</text:p>
          </table:table-cell>
          <table:table-cell table:number-columns-repeated="8"/>
          <table:table-cell office:value-type="float" office:value="51.7234" calcext:value-type="float">
            <text:p>51.7234</text:p>
          </table:table-cell>
          <table:table-cell table:number-columns-repeated="7"/>
        </table:table-row>
        <table:table-row table:style-name="ro1">
          <table:table-cell office:value-type="float" office:value="28.0834" calcext:value-type="float">
            <text:p>28.0834</text:p>
          </table:table-cell>
          <table:table-cell table:number-columns-repeated="8"/>
          <table:table-cell office:value-type="float" office:value="67.7111" calcext:value-type="float">
            <text:p>67.7111</text:p>
          </table:table-cell>
          <table:table-cell table:number-columns-repeated="7"/>
        </table:table-row>
        <table:table-row table:style-name="ro1">
          <table:table-cell office:value-type="float" office:value="28.0834" calcext:value-type="float">
            <text:p>28.0834</text:p>
          </table:table-cell>
          <table:table-cell table:number-columns-repeated="8"/>
          <table:table-cell office:value-type="float" office:value="25.711" calcext:value-type="float">
            <text:p>25.711</text:p>
          </table:table-cell>
          <table:table-cell table:number-columns-repeated="7"/>
        </table:table-row>
        <table:table-row table:style-name="ro1">
          <table:table-cell office:value-type="float" office:value="28.0834" calcext:value-type="float">
            <text:p>28.0834</text:p>
          </table:table-cell>
          <table:table-cell table:number-columns-repeated="8"/>
          <table:table-cell office:value-type="float" office:value="-83.1936" calcext:value-type="float">
            <text:p>-83.1936</text:p>
          </table:table-cell>
          <table:table-cell table:number-columns-repeated="7"/>
        </table:table-row>
        <table:table-row table:style-name="ro1">
          <table:table-cell office:value-type="float" office:value="37.073" calcext:value-type="float">
            <text:p>37.073</text:p>
          </table:table-cell>
          <table:table-cell table:number-columns-repeated="8"/>
          <table:table-cell office:value-type="float" office:value="-62.9063" calcext:value-type="float">
            <text:p>-62.9063</text:p>
          </table:table-cell>
          <table:table-cell table:number-columns-repeated="7"/>
        </table:table-row>
        <table:table-row table:style-name="ro1">
          <table:table-cell office:value-type="float" office:value="35.0812" calcext:value-type="float">
            <text:p>35.0812</text:p>
          </table:table-cell>
          <table:table-cell table:number-columns-repeated="8"/>
          <table:table-cell office:value-type="float" office:value="-20.8983" calcext:value-type="float">
            <text:p>-20.8983</text:p>
          </table:table-cell>
          <table:table-cell table:number-columns-repeated="7"/>
        </table:table-row>
        <table:table-row table:style-name="ro1">
          <table:table-cell office:value-type="float" office:value="9.58884" calcext:value-type="float">
            <text:p>9.58884</text:p>
          </table:table-cell>
          <table:table-cell table:number-columns-repeated="8"/>
          <table:table-cell office:value-type="float" office:value="11.2319" calcext:value-type="float">
            <text:p>11.2319</text:p>
          </table:table-cell>
          <table:table-cell table:number-columns-repeated="7"/>
        </table:table-row>
        <table:table-row table:style-name="ro1">
          <table:table-cell office:value-type="float" office:value="-78.5317" calcext:value-type="float">
            <text:p>-78.5317</text:p>
          </table:table-cell>
          <table:table-cell table:number-columns-repeated="8"/>
          <table:table-cell office:value-type="float" office:value="-12.5448" calcext:value-type="float">
            <text:p>-12.5448</text:p>
          </table:table-cell>
          <table:table-cell table:number-columns-repeated="7"/>
        </table:table-row>
        <table:table-row table:style-name="ro1">
          <table:table-cell office:value-type="float" office:value="-76.2605" calcext:value-type="float">
            <text:p>-76.2605</text:p>
          </table:table-cell>
          <table:table-cell table:number-columns-repeated="8"/>
          <table:table-cell office:value-type="float" office:value="-38.331" calcext:value-type="float">
            <text:p>-38.331</text:p>
          </table:table-cell>
          <table:table-cell table:number-columns-repeated="7"/>
        </table:table-row>
        <table:table-row table:style-name="ro1">
          <table:table-cell office:value-type="float" office:value="35.254" calcext:value-type="float">
            <text:p>35.254</text:p>
          </table:table-cell>
          <table:table-cell table:number-columns-repeated="8"/>
          <table:table-cell office:value-type="float" office:value="-76.5673" calcext:value-type="float">
            <text:p>-76.5673</text:p>
          </table:table-cell>
          <table:table-cell table:number-columns-repeated="7"/>
        </table:table-row>
        <table:table-row table:style-name="ro1">
          <table:table-cell office:value-type="float" office:value="28.1448" calcext:value-type="float">
            <text:p>28.1448</text:p>
          </table:table-cell>
          <table:table-cell table:number-columns-repeated="8"/>
          <table:table-cell office:value-type="float" office:value="-73.8439" calcext:value-type="float">
            <text:p>-73.8439</text:p>
          </table:table-cell>
          <table:table-cell table:number-columns-repeated="7"/>
        </table:table-row>
        <table:table-row table:style-name="ro1">
          <table:table-cell office:value-type="float" office:value="28.0834" calcext:value-type="float">
            <text:p>28.0834</text:p>
          </table:table-cell>
          <table:table-cell table:number-columns-repeated="8"/>
          <table:table-cell office:value-type="float" office:value="-31.5343" calcext:value-type="float">
            <text:p>-31.5343</text:p>
          </table:table-cell>
          <table:table-cell table:number-columns-repeated="7"/>
        </table:table-row>
        <table:table-row table:style-name="ro1">
          <table:table-cell office:value-type="float" office:value="28.0834" calcext:value-type="float">
            <text:p>28.0834</text:p>
          </table:table-cell>
          <table:table-cell table:number-columns-repeated="8"/>
          <table:table-cell office:value-type="float" office:value="-17.5156" calcext:value-type="float">
            <text:p>-17.5156</text:p>
          </table:table-cell>
          <table:table-cell table:number-columns-repeated="7"/>
        </table:table-row>
        <table:table-row table:style-name="ro1">
          <table:table-cell office:value-type="float" office:value="28.0834" calcext:value-type="float">
            <text:p>28.0834</text:p>
          </table:table-cell>
          <table:table-cell table:number-columns-repeated="8"/>
          <table:table-cell office:value-type="float" office:value="12.05" calcext:value-type="float">
            <text:p>12.05</text:p>
          </table:table-cell>
          <table:table-cell table:number-columns-repeated="7"/>
        </table:table-row>
        <table:table-row table:style-name="ro1">
          <table:table-cell office:value-type="float" office:value="28.0834" calcext:value-type="float">
            <text:p>28.0834</text:p>
          </table:table-cell>
          <table:table-cell table:number-columns-repeated="8"/>
          <table:table-cell office:value-type="float" office:value="2.08902" calcext:value-type="float">
            <text:p>2.08902</text:p>
          </table:table-cell>
          <table:table-cell table:number-columns-repeated="7"/>
        </table:table-row>
        <table:table-row table:style-name="ro1">
          <table:table-cell office:value-type="float" office:value="28.0834" calcext:value-type="float">
            <text:p>28.0834</text:p>
          </table:table-cell>
          <table:table-cell table:number-columns-repeated="8"/>
          <table:table-cell office:value-type="float" office:value="-25.2019" calcext:value-type="float">
            <text:p>-25.2019</text:p>
          </table:table-cell>
          <table:table-cell table:number-columns-repeated="7"/>
        </table:table-row>
        <table:table-row table:style-name="ro1">
          <table:table-cell office:value-type="float" office:value="48.736" calcext:value-type="float">
            <text:p>48.736</text:p>
          </table:table-cell>
          <table:table-cell table:number-columns-repeated="8"/>
          <table:table-cell office:value-type="float" office:value="-49.9358" calcext:value-type="float">
            <text:p>-49.9358</text:p>
          </table:table-cell>
          <table:table-cell table:number-columns-repeated="7"/>
        </table:table-row>
        <table:table-row table:style-name="ro1">
          <table:table-cell office:value-type="float" office:value="-41.6397" calcext:value-type="float">
            <text:p>-41.6397</text:p>
          </table:table-cell>
          <table:table-cell table:number-columns-repeated="8"/>
          <table:table-cell office:value-type="float" office:value="-76.7142" calcext:value-type="float">
            <text:p>-76.7142</text:p>
          </table:table-cell>
          <table:table-cell table:number-columns-repeated="7"/>
        </table:table-row>
        <table:table-row table:style-name="ro1">
          <table:table-cell office:value-type="float" office:value="-56.2152" calcext:value-type="float">
            <text:p>-56.2152</text:p>
          </table:table-cell>
          <table:table-cell table:number-columns-repeated="8"/>
          <table:table-cell office:value-type="float" office:value="-26.4803" calcext:value-type="float">
            <text:p>-26.4803</text:p>
          </table:table-cell>
          <table:table-cell table:number-columns-repeated="7"/>
        </table:table-row>
        <table:table-row table:style-name="ro1">
          <table:table-cell office:value-type="float" office:value="-32.6775" calcext:value-type="float">
            <text:p>-32.6775</text:p>
          </table:table-cell>
          <table:table-cell table:number-columns-repeated="8"/>
          <table:table-cell office:value-type="float" office:value="11.7521" calcext:value-type="float">
            <text:p>11.7521</text:p>
          </table:table-cell>
          <table:table-cell table:number-columns-repeated="7"/>
        </table:table-row>
        <table:table-row table:style-name="ro1">
          <table:table-cell office:value-type="float" office:value="33.8406" calcext:value-type="float">
            <text:p>33.8406</text:p>
          </table:table-cell>
          <table:table-cell table:number-columns-repeated="8"/>
          <table:table-cell office:value-type="float" office:value="55.0385" calcext:value-type="float">
            <text:p>55.0385</text:p>
          </table:table-cell>
          <table:table-cell table:number-columns-repeated="7"/>
        </table:table-row>
        <table:table-row table:style-name="ro1">
          <table:table-cell office:value-type="float" office:value="28.0834" calcext:value-type="float">
            <text:p>28.0834</text:p>
          </table:table-cell>
          <table:table-cell table:number-columns-repeated="8"/>
          <table:table-cell office:value-type="float" office:value="-4.62055" calcext:value-type="float">
            <text:p>-4.62055</text:p>
          </table:table-cell>
          <table:table-cell table:number-columns-repeated="7"/>
        </table:table-row>
        <table:table-row table:style-name="ro1">
          <table:table-cell office:value-type="float" office:value="37.073" calcext:value-type="float">
            <text:p>37.073</text:p>
          </table:table-cell>
          <table:table-cell table:number-columns-repeated="8"/>
          <table:table-cell office:value-type="float" office:value="-73.9987" calcext:value-type="float">
            <text:p>-73.9987</text:p>
          </table:table-cell>
          <table:table-cell table:number-columns-repeated="7"/>
        </table:table-row>
        <table:table-row table:style-name="ro1">
          <table:table-cell office:value-type="float" office:value="37.073" calcext:value-type="float">
            <text:p>37.073</text:p>
          </table:table-cell>
          <table:table-cell table:number-columns-repeated="8"/>
          <table:table-cell office:value-type="float" office:value="-62.9141" calcext:value-type="float">
            <text:p>-62.9141</text:p>
          </table:table-cell>
          <table:table-cell table:number-columns-repeated="7"/>
        </table:table-row>
        <table:table-row table:style-name="ro1">
          <table:table-cell office:value-type="float" office:value="37.073" calcext:value-type="float">
            <text:p>37.073</text:p>
          </table:table-cell>
          <table:table-cell table:number-columns-repeated="8"/>
          <table:table-cell office:value-type="float" office:value="-37.5012" calcext:value-type="float">
            <text:p>-37.5012</text:p>
          </table:table-cell>
          <table:table-cell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.0625" calcext:value-type="float">
            <text:p>46.0625</text:p>
          </table:table-cell>
          <table:table-cell table:number-columns-repeated="8"/>
          <table:table-cell office:value-type="float" office:value="-31.1727" calcext:value-type="float">
            <text:p>-31.1727</text:p>
          </table:table-cell>
          <table:table-cell table:number-columns-repeated="7"/>
        </table:table-row>
        <table:table-row table:style-name="ro1">
          <table:table-cell office:value-type="float" office:value="36.6772" calcext:value-type="float">
            <text:p>36.6772</text:p>
          </table:table-cell>
          <table:table-cell table:number-columns-repeated="8"/>
          <table:table-cell office:value-type="float" office:value="-43.381" calcext:value-type="float">
            <text:p>-43.381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-47.4621" calcext:value-type="float">
            <text:p>-47.4621</text:p>
          </table:table-cell>
          <table:table-cell table:number-columns-repeated="8"/>
          <table:table-cell office:value-type="float" office:value="9.03268" calcext:value-type="float">
            <text:p>9.03268</text:p>
          </table:table-cell>
          <table:table-cell table:number-columns-repeated="7"/>
        </table:table-row>
        <table:table-row table:style-name="ro1">
          <table:table-cell office:value-type="float" office:value="-51.754" calcext:value-type="float">
            <text:p>-51.754</text:p>
          </table:table-cell>
          <table:table-cell table:number-columns-repeated="8"/>
          <table:table-cell office:value-type="float" office:value="8.74653" calcext:value-type="float">
            <text:p>8.74653</text:p>
          </table:table-cell>
          <table:table-cell table:number-columns-repeated="7"/>
        </table:table-row>
        <table:table-row table:style-name="ro1">
          <table:table-cell office:value-type="float" office:value="-64.3434" calcext:value-type="float">
            <text:p>-64.3434</text:p>
          </table:table-cell>
          <table:table-cell table:number-columns-repeated="8"/>
          <table:table-cell office:value-type="float" office:value="-8.76542" calcext:value-type="float">
            <text:p>-8.76542</text:p>
          </table:table-cell>
          <table:table-cell table:number-columns-repeated="7"/>
        </table:table-row>
        <table:table-row table:style-name="ro1">
          <table:table-cell office:value-type="float" office:value="-45.1953" calcext:value-type="float">
            <text:p>-45.1953</text:p>
          </table:table-cell>
          <table:table-cell table:number-columns-repeated="8"/>
          <table:table-cell office:value-type="float" office:value="37.165" calcext:value-type="float">
            <text:p>37.165</text:p>
          </table:table-cell>
          <table:table-cell table:number-columns-repeated="7"/>
        </table:table-row>
        <table:table-row table:style-name="ro1">
          <table:table-cell office:value-type="float" office:value="-8.39216" calcext:value-type="float">
            <text:p>-8.39216</text:p>
          </table:table-cell>
          <table:table-cell table:number-columns-repeated="8"/>
          <table:table-cell office:value-type="float" office:value="-14.8599" calcext:value-type="float">
            <text:p>-14.8599</text:p>
          </table:table-cell>
          <table:table-cell table:number-columns-repeated="7"/>
        </table:table-row>
        <table:table-row table:style-name="ro1">
          <table:table-cell office:value-type="float" office:value="-17.6625" calcext:value-type="float">
            <text:p>-17.6625</text:p>
          </table:table-cell>
          <table:table-cell table:number-columns-repeated="8"/>
          <table:table-cell office:value-type="float" office:value="-6.03039" calcext:value-type="float">
            <text:p>-6.03039</text:p>
          </table:table-cell>
          <table:table-cell table:number-columns-repeated="7"/>
        </table:table-row>
        <table:table-row table:style-name="ro1">
          <table:table-cell office:value-type="float" office:value="32.4921" calcext:value-type="float">
            <text:p>32.4921</text:p>
          </table:table-cell>
          <table:table-cell table:number-columns-repeated="8"/>
          <table:table-cell office:value-type="float" office:value="21.1018" calcext:value-type="float">
            <text:p>21.1018</text:p>
          </table:table-cell>
          <table:table-cell table:number-columns-repeated="7"/>
        </table:table-row>
        <table:table-row table:style-name="ro1">
          <table:table-cell office:value-type="float" office:value="7.67879" calcext:value-type="float">
            <text:p>7.67879</text:p>
          </table:table-cell>
          <table:table-cell table:number-columns-repeated="8"/>
          <table:table-cell office:value-type="float" office:value="10.8469" calcext:value-type="float">
            <text:p>10.8469</text:p>
          </table:table-cell>
          <table:table-cell table:number-columns-repeated="7"/>
        </table:table-row>
        <table:table-row table:style-name="ro1">
          <table:table-cell office:value-type="float" office:value="-32.0701" calcext:value-type="float">
            <text:p>-32.0701</text:p>
          </table:table-cell>
          <table:table-cell table:number-columns-repeated="8"/>
          <table:table-cell office:value-type="float" office:value="9.3383" calcext:value-type="float">
            <text:p>9.3383</text:p>
          </table:table-cell>
          <table:table-cell table:number-columns-repeated="7"/>
        </table:table-row>
        <table:table-row table:style-name="ro1">
          <table:table-cell office:value-type="float" office:value="-43.5358" calcext:value-type="float">
            <text:p>-43.5358</text:p>
          </table:table-cell>
          <table:table-cell table:number-columns-repeated="8"/>
          <table:table-cell office:value-type="float" office:value="15.0672" calcext:value-type="float">
            <text:p>15.0672</text:p>
          </table:table-cell>
          <table:table-cell table:number-columns-repeated="7"/>
        </table:table-row>
        <table:table-row table:style-name="ro1">
          <table:table-cell office:value-type="float" office:value="-6.43092" calcext:value-type="float">
            <text:p>-6.43092</text:p>
          </table:table-cell>
          <table:table-cell table:number-columns-repeated="8"/>
          <table:table-cell office:value-type="float" office:value="6.09082" calcext:value-type="float">
            <text:p>6.09082</text:p>
          </table:table-cell>
          <table:table-cell table:number-columns-repeated="7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number-columns-repeated="8"/>
          <table:table-cell office:value-type="float" office:value="-11.1038" calcext:value-type="float">
            <text:p>-11.1038</text:p>
          </table:table-cell>
          <table:table-cell table:number-columns-repeated="7"/>
        </table:table-row>
        <table:table-row table:style-name="ro1">
          <table:table-cell office:value-type="float" office:value="15.4522" calcext:value-type="float">
            <text:p>15.4522</text:p>
          </table:table-cell>
          <table:table-cell table:number-columns-repeated="8"/>
          <table:table-cell office:value-type="float" office:value="-8.76153" calcext:value-type="float">
            <text:p>-8.76153</text:p>
          </table:table-cell>
          <table:table-cell table:number-columns-repeated="7"/>
        </table:table-row>
        <table:table-row table:style-name="ro1">
          <table:table-cell office:value-type="float" office:value="13.634" calcext:value-type="float">
            <text:p>13.634</text:p>
          </table:table-cell>
          <table:table-cell table:number-columns-repeated="8"/>
          <table:table-cell office:value-type="float" office:value="-3.7869" calcext:value-type="float">
            <text:p>-3.7869</text:p>
          </table:table-cell>
          <table:table-cell table:number-columns-repeated="7"/>
        </table:table-row>
        <table:table-row table:style-name="ro1">
          <table:table-cell office:value-type="float" office:value="-0.924372" calcext:value-type="float">
            <text:p>-0.924372</text:p>
          </table:table-cell>
          <table:table-cell table:number-columns-repeated="8"/>
          <table:table-cell office:value-type="float" office:value="-5.81967" calcext:value-type="float">
            <text:p>-5.81967</text:p>
          </table:table-cell>
          <table:table-cell table:number-columns-repeated="7"/>
        </table:table-row>
        <table:table-row table:style-name="ro1">
          <table:table-cell office:value-type="float" office:value="-3.49296" calcext:value-type="float">
            <text:p>-3.49296</text:p>
          </table:table-cell>
          <table:table-cell table:number-columns-repeated="8"/>
          <table:table-cell office:value-type="float" office:value="9.79479" calcext:value-type="float">
            <text:p>9.79479</text:p>
          </table:table-cell>
          <table:table-cell table:number-columns-repeated="7"/>
        </table:table-row>
        <table:table-row table:style-name="ro1">
          <table:table-cell office:value-type="float" office:value="-6.574" calcext:value-type="float">
            <text:p>-6.574</text:p>
          </table:table-cell>
          <table:table-cell table:number-columns-repeated="8"/>
          <table:table-cell office:value-type="float" office:value="7.60725" calcext:value-type="float">
            <text:p>7.60725</text:p>
          </table:table-cell>
          <table:table-cell table:number-columns-repeated="7"/>
        </table:table-row>
        <table:table-row table:style-name="ro1">
          <table:table-cell office:value-type="float" office:value="-33.4201" calcext:value-type="float">
            <text:p>-33.4201</text:p>
          </table:table-cell>
          <table:table-cell table:number-columns-repeated="8"/>
          <table:table-cell office:value-type="float" office:value="35.7318" calcext:value-type="float">
            <text:p>35.7318</text:p>
          </table:table-cell>
          <table:table-cell table:number-columns-repeated="7"/>
        </table:table-row>
        <table:table-row table:style-name="ro1">
          <table:table-cell office:value-type="float" office:value="-7.63784" calcext:value-type="float">
            <text:p>-7.63784</text:p>
          </table:table-cell>
          <table:table-cell table:number-columns-repeated="8"/>
          <table:table-cell office:value-type="float" office:value="36.7124" calcext:value-type="float">
            <text:p>36.7124</text:p>
          </table:table-cell>
          <table:table-cell table:number-columns-repeated="7"/>
        </table:table-row>
        <table:table-row table:style-name="ro1">
          <table:table-cell office:value-type="float" office:value="24.3454" calcext:value-type="float">
            <text:p>24.3454</text:p>
          </table:table-cell>
          <table:table-cell table:number-columns-repeated="8"/>
          <table:table-cell office:value-type="float" office:value="38.0585" calcext:value-type="float">
            <text:p>38.0585</text:p>
          </table:table-cell>
          <table:table-cell table:number-columns-repeated="7"/>
        </table:table-row>
        <table:table-row table:style-name="ro1">
          <table:table-cell office:value-type="float" office:value="-35.8378" calcext:value-type="float">
            <text:p>-35.8378</text:p>
          </table:table-cell>
          <table:table-cell table:number-columns-repeated="8"/>
          <table:table-cell office:value-type="float" office:value="61.8157" calcext:value-type="float">
            <text:p>61.8157</text:p>
          </table:table-cell>
          <table:table-cell table:number-columns-repeated="7"/>
        </table:table-row>
        <table:table-row table:style-name="ro1">
          <table:table-cell office:value-type="float" office:value="9.03657" calcext:value-type="float">
            <text:p>9.03657</text:p>
          </table:table-cell>
          <table:table-cell table:number-columns-repeated="8"/>
          <table:table-cell office:value-type="float" office:value="63.9916" calcext:value-type="float">
            <text:p>63.9916</text:p>
          </table:table-cell>
          <table:table-cell table:number-columns-repeated="7"/>
        </table:table-row>
        <table:table-row table:style-name="ro1">
          <table:table-cell office:value-type="float" office:value="38.8245" calcext:value-type="float">
            <text:p>38.8245</text:p>
          </table:table-cell>
          <table:table-cell table:number-columns-repeated="8"/>
          <table:table-cell office:value-type="float" office:value="59.7635" calcext:value-type="float">
            <text:p>59.7635</text:p>
          </table:table-cell>
          <table:table-cell table:number-columns-repeated="7"/>
        </table:table-row>
        <table:table-row table:style-name="ro1">
          <table:table-cell office:value-type="float" office:value="18.2354" calcext:value-type="float">
            <text:p>18.2354</text:p>
          </table:table-cell>
          <table:table-cell table:number-columns-repeated="8"/>
          <table:table-cell office:value-type="float" office:value="60.4424" calcext:value-type="float">
            <text:p>60.4424</text:p>
          </table:table-cell>
          <table:table-cell table:number-columns-repeated="7"/>
        </table:table-row>
        <table:table-row table:style-name="ro1">
          <table:table-cell office:value-type="float" office:value="-45.7233" calcext:value-type="float">
            <text:p>-45.7233</text:p>
          </table:table-cell>
          <table:table-cell table:number-columns-repeated="8"/>
          <table:table-cell office:value-type="float" office:value="59.3863" calcext:value-type="float">
            <text:p>59.3863</text:p>
          </table:table-cell>
          <table:table-cell table:number-columns-repeated="7"/>
        </table:table-row>
        <table:table-row table:style-name="ro1">
          <table:table-cell office:value-type="float" office:value="9.3344" calcext:value-type="float">
            <text:p>9.3344</text:p>
          </table:table-cell>
          <table:table-cell table:number-columns-repeated="8"/>
          <table:table-cell office:value-type="float" office:value="59.9898" calcext:value-type="float">
            <text:p>59.9898</text:p>
          </table:table-cell>
          <table:table-cell table:number-columns-repeated="7"/>
        </table:table-row>
        <table:table-row table:style-name="ro1">
          <table:table-cell office:value-type="float" office:value="-22.5656" calcext:value-type="float">
            <text:p>-22.5656</text:p>
          </table:table-cell>
          <table:table-cell table:number-columns-repeated="8"/>
          <table:table-cell office:value-type="float" office:value="59.3863" calcext:value-type="float">
            <text:p>59.3863</text:p>
          </table:table-cell>
          <table:table-cell table:number-columns-repeated="7"/>
        </table:table-row>
        <table:table-row table:style-name="ro1">
          <table:table-cell office:value-type="float" office:value="-39.4585" calcext:value-type="float">
            <text:p>-39.4585</text:p>
          </table:table-cell>
          <table:table-cell table:number-columns-repeated="8"/>
          <table:table-cell office:value-type="float" office:value="60.5932" calcext:value-type="float">
            <text:p>60.5932</text:p>
          </table:table-cell>
          <table:table-cell table:number-columns-repeated="7"/>
        </table:table-row>
        <table:table-row table:style-name="ro1">
          <table:table-cell office:value-type="float" office:value="2.7718" calcext:value-type="float">
            <text:p>2.7718</text:p>
          </table:table-cell>
          <table:table-cell table:number-columns-repeated="8"/>
          <table:table-cell office:value-type="float" office:value="60.7441" calcext:value-type="float">
            <text:p>60.7441</text:p>
          </table:table-cell>
          <table:table-cell table:number-columns-repeated="7"/>
        </table:table-row>
        <table:table-row table:style-name="ro1">
          <table:table-cell office:value-type="float" office:value="-22.1924" calcext:value-type="float">
            <text:p>-22.1924</text:p>
          </table:table-cell>
          <table:table-cell table:number-columns-repeated="8"/>
          <table:table-cell office:value-type="float" office:value="57.8022" calcext:value-type="float">
            <text:p>57.8022</text:p>
          </table:table-cell>
          <table:table-cell table:number-columns-repeated="7"/>
        </table:table-row>
        <table:table-row table:style-name="ro1">
          <table:table-cell office:value-type="float" office:value="47.8009" calcext:value-type="float">
            <text:p>47.8009</text:p>
          </table:table-cell>
          <table:table-cell table:number-columns-repeated="8"/>
          <table:table-cell office:value-type="float" office:value="59.7635" calcext:value-type="float">
            <text:p>59.7635</text:p>
          </table:table-cell>
          <table:table-cell table:number-columns-repeated="7"/>
        </table:table-row>
        <table:table-row table:style-name="ro1">
          <table:table-cell office:value-type="float" office:value="-22.3393" calcext:value-type="float">
            <text:p>-22.3393</text:p>
          </table:table-cell>
          <table:table-cell table:number-columns-repeated="8"/>
          <table:table-cell office:value-type="float" office:value="58.9337" calcext:value-type="float">
            <text:p>58.933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9:58:17.549270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42:01.930299932</meta:creation-date>
    <dc:date>2018-03-20T22:02:05.148924582</dc:date>
    <meta:editing-duration>PT2H19M24S</meta:editing-duration>
    <meta:editing-cycles>2</meta:editing-cycles>
    <meta:generator>LibreOffice/5.1.6.2$Linux_X86_64 LibreOffice_project/10m0$Build-2</meta:generator>
    <meta:document-statistic meta:table-count="1" meta:cell-count="1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1:Sheet1.A32" svg:x="0.32cm" svg:y="0.18cm" svg:width="12.534cm" svg:height="8.64cm">
          <chartooo:coordinate-region svg:x="1.232cm" svg:y="0.379cm" svg:width="11.43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7553">
                <text:p>29.7553</text:p>
                <draw:g>
                  <svg:desc>Sheet1.A1:Sheet1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4.0393">
                <text:p>-54.0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8.4089">
                <text:p>-78.4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3828">
                <text:p>-21.3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9327">
                <text:p>32.9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0834">
                <text:p>28.0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0834">
                <text:p>28.0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0834">
                <text:p>28.0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0834">
                <text:p>28.0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073">
                <text:p>37.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0812">
                <text:p>35.0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8884">
                <text:p>9.58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8.5317">
                <text:p>-78.5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6.2605">
                <text:p>-76.2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254">
                <text:p>35.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1448">
                <text:p>28.1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0834">
                <text:p>28.0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0834">
                <text:p>28.0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0834">
                <text:p>28.08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0834">
                <text:p>28.0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0834">
                <text:p>28.0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.736">
                <text:p>48.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1.6397">
                <text:p>-41.6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6.2152">
                <text:p>-56.2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2.6775">
                <text:p>-32.6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8406">
                <text:p>33.8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0834">
                <text:p>28.0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073">
                <text:p>37.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073">
                <text:p>37.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073">
                <text:p>37.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0625">
                <text:p>46.0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6772">
                <text:p>36.6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35:Sheet1.A66" svg:x="0.32cm" svg:y="0.18cm" svg:width="12.534cm" svg:height="8.64cm">
          <chartooo:coordinate-region svg:x="1.047cm" svg:y="0.18cm" svg:width="11.6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5:Sheet1.A66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7.4621">
                <text:p>-47.4621</text:p>
                <draw:g>
                  <svg:desc>Sheet1.A35:Sheet1.A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1.754">
                <text:p>-51.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.3434">
                <text:p>-64.3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5.1953">
                <text:p>-45.1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39216">
                <text:p>-8.39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.6625">
                <text:p>-17.6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4921">
                <text:p>32.4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67879">
                <text:p>7.67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.0701">
                <text:p>-32.0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3.5358">
                <text:p>-43.5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43092">
                <text:p>-6.43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4522">
                <text:p>15.4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34">
                <text:p>13.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24372">
                <text:p>-0.924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49296">
                <text:p>-3.49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574">
                <text:p>-6.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.4201">
                <text:p>-33.4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63784">
                <text:p>-7.63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3454">
                <text:p>24.3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.8378">
                <text:p>-35.8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03657">
                <text:p>9.03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8245">
                <text:p>38.8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2354">
                <text:p>18.2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5.7233">
                <text:p>-45.7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344">
                <text:p>9.3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2.5656">
                <text:p>-22.5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9.4585">
                <text:p>-39.4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718">
                <text:p>2.7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2.1924">
                <text:p>-22.1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8009">
                <text:p>47.8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2.3393">
                <text:p>-22.3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Sheet1.J1:Sheet1.J32" svg:x="0.32cm" svg:y="0.18cm" svg:width="12.561cm" svg:height="8.64cm">
          <chartooo:coordinate-region svg:x="1.232cm" svg:y="0.379cm" svg:width="11.46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:Sheet1.J3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175">
                <text:p>75.175</text:p>
                <draw:g>
                  <svg:desc>Sheet1.J1:Sheet1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1471">
                <text:p>50.1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3.4525">
                <text:p>-43.4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1.9476">
                <text:p>-91.9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7.8381">
                <text:p>-27.8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7234">
                <text:p>51.7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.7111">
                <text:p>67.7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711">
                <text:p>25.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3.1936">
                <text:p>-83.1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2.9063">
                <text:p>-62.9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8983">
                <text:p>-20.8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319">
                <text:p>11.2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.5448">
                <text:p>-12.5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8.331">
                <text:p>-38.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6.5673">
                <text:p>-76.5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3.8439">
                <text:p>-73.8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1.5343">
                <text:p>-31.5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.5156">
                <text:p>-17.5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8902">
                <text:p>2.08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5.2019">
                <text:p>-25.2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9.9358">
                <text:p>-49.9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6.7142">
                <text:p>-76.7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6.4803">
                <text:p>-26.4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7521">
                <text:p>11.7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0385">
                <text:p>55.0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62055">
                <text:p>-4.62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.9987">
                <text:p>-73.9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2.9141">
                <text:p>-62.9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7.5012">
                <text:p>-37.5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1.1727">
                <text:p>-31.1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3.381">
                <text:p>-43.3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201cm" style:legend-expansion="high" chart:style-name="ch2"/>
        <chart:plot-area chart:style-name="ch3" table:cell-range-address="Sheet1.J35:Sheet1.J66" svg:x="0.32cm" svg:y="0.18cm" svg:width="12.561cm" svg:height="8.64cm">
          <chartooo:coordinate-region svg:x="1.047cm" svg:y="0.379cm" svg:width="11.64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35:Sheet1.J66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3268">
                <text:p>9.03268</text:p>
                <draw:g>
                  <svg:desc>Sheet1.J35:Sheet1.J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74653">
                <text:p>8.74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76542">
                <text:p>-8.76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165">
                <text:p>37.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.8599">
                <text:p>-14.8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03039">
                <text:p>-6.03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1018">
                <text:p>21.1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469">
                <text:p>10.8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383">
                <text:p>9.3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672">
                <text:p>15.0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09082">
                <text:p>6.09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.1038">
                <text:p>-11.1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6153">
                <text:p>-8.76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869">
                <text:p>-3.7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81967">
                <text:p>-5.8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9479">
                <text:p>9.79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0725">
                <text:p>7.60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7318">
                <text:p>35.7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7124">
                <text:p>36.7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.0585">
                <text:p>38.0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8157">
                <text:p>61.8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9916">
                <text:p>63.9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7635">
                <text:p>59.7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4424">
                <text:p>60.4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.3863">
                <text:p>59.3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9898">
                <text:p>59.9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3863">
                <text:p>59.38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5932">
                <text:p>60.5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7441">
                <text:p>60.7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022">
                <text:p>57.8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.7635">
                <text:p>59.76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337">
                <text:p>58.93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